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table:style-name="ce5"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2.680905" calcext:value-type="float">
            <text:p>2.6809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8"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8"/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5" office:value-type="float" office:value="1.02098" calcext:value-type="float">
            <text:p>1.02098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table:style-name="ce5"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table:number-columns-repeated="7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2">
          <table:table-cell table:style-name="Default" table:number-columns-repeated="18"/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10"/>
          <table:table-cell table:number-columns-repeated="996"/>
        </table:table-row>
        <table:table-row table:style-name="ro1" table:number-rows-repeated="3">
          <table:table-cell table:style-name="Default" table:number-columns-repeated="18"/>
          <table:table-cell table:style-name="ce5" table:number-columns-repeated="8"/>
          <table:table-cell table:style-name="Default"/>
          <table:table-cell table:style-name="ce5"/>
          <table:table-cell table:style-name="Default"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 table:number-rows-repeated="10">
          <table:table-cell table:style-name="Default" table:number-columns-repeated="18"/>
          <table:table-cell table:style-name="ce5" table:number-columns-repeated="8"/>
          <table:table-cell table:style-name="Default"/>
          <table:table-cell table:style-name="ce5"/>
          <table:table-cell table:style-name="Default" table:number-columns-repeated="996"/>
        </table:table-row>
        <table:table-row table:style-name="ro1" table:number-rows-repeated="5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2">
          <table:table-cell/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继续kitti调参</text:p>
          </table:table-cell>
          <table:table-cell table:number-columns-repeated="4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 office:value-type="string" calcext:value-type="string">
            <text:p>Span = 2</text:p>
          </table:table-cell>
          <table:table-cell/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table:style-name="ce5"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.000000</text:p>
          </table:table-cell>
          <table:table-cell/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100000" calcext:value-type="float">
            <text:p>100000.000000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31T22:49:16.429137005</dc:date>
    <meta:editing-duration>P79DT2H49M11S</meta:editing-duration>
    <meta:editing-cycles>920</meta:editing-cycles>
    <meta:generator>LibreOffice/6.4.7.2$Linux_X86_64 LibreOffice_project/40$Build-2</meta:generator>
    <meta:document-statistic meta:table-count="1" meta:cell-count="3626" meta:object-count="0"/>
  </office:meta>
</office:document-meta>
</file>